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Heading_20_1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5" style:family="paragraph" style:parent-style-name="Heading_20_2">
      <style:paragraph-properties fo:text-align="start" style:justify-single-word="false"/>
      <style:text-properties fo:font-size="18pt" style:text-underline-style="none" style:font-size-asian="18pt" style:font-size-complex="18pt"/>
    </style:style>
    <style:style style:name="P6" style:family="paragraph" style:parent-style-name="Frame_20_contents">
      <style:paragraph-properties fo:text-align="start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1" text:anchor-type="paragraph" svg:x="-0.041cm" svg:y="0.079cm" svg:width="6.57cm" draw:z-index="0"><draw:text-box fo:min-height="6.969cm"><text:p text:style-name="P3"><text:span text:style-name="T1"><office:annotation><dc:creator>Gauthier Bastien</dc:creator><dc:date>2011-01-13T14:56:41</dc:date><text:p text:style-name="P7"><text:span text:style-name="T4">do text</text:span></text:p><text:p text:style-name="P7"><text:span text:style-name="T4">from document(content=header.odt_file.data, format='odt')</text:span></text:p></office:annotation></text:span><text:span text:style-name="T3">Import depuis header.odt</text:span></text:p><text:h text:style-name="P4" text:outline-level="1"/></draw:text-box></draw:frame></text:p>
      <text:h text:style-name="P4" text:outline-level="1"/>
      <text:p text:style-name="P2"/>
      <text:p text:style-name="P2"/>
      <text:p text:style-name="P2"/>
      <text:p text:style-name="P2"/>
      <text:p text:style-name="P2"/>
      <text:h text:style-name="P4" text:outline-level="1"><text:text-input text:description="">context.title</text:text-input></text:h>
      <text:h text:style-name="P5" text:outline-level="2"><text:text-input text:description="">context.description</text:text-input></text:h>
      <text:p text:style-name="P1"><office:annotation><dc:creator>Ngaha </dc:creator><dc:date>2014-11-27T16:38:12</dc:date><text:p><text:span text:style-name="T5">do text for brain in view.list('query')</text:span></text:p></office:annotation><text:span text:style-name="T2"><text:text-input text:description="">brain.Title()</text:text-input></text:span><text:span text:style-name="T2"> </text:span><text:span text:style-name="T1">-- Par </text:span><text:span text:style-name="T1"><text:text-input text:description="">brain.Author()['username']</text:text-input></text:span><text:span text:style-name="T1"> -- Dernière modification </text:span><text:span text:style-name="T1"><text:text-input text:description="">view.get_slash_separated_date(brain.ModificationDate())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family="'Times New Roman'" style:font-style-name="Normal" style:font-family-generic="roman" style:font-pitch="variable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7-11-27T09:06:12.032642381</dc:date>
    <dc:creator>sge</dc:creator>
    <meta:editing-duration>PT1M42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3" meta:character-count="194" meta:non-whitespace-character-count="185"/>
  </office:meta>
</office:document-meta>
</file>